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fill-color="#ffffff" draw:textarea-vertical-align="middle"/>
    </style:style>
    <style:style style:name="gr5" style:family="graphic" style:parent-style-name="standard">
      <style:graphic-properties svg:stroke-color="#c0c0c0" draw:fill="solid" draw:fill-color="#ffffff" draw:textarea-horizontal-align="justify" draw:textarea-vertical-align="middle" draw:auto-grow-height="false" fo:min-height="0cm" fo:min-width="0cm" fo:wrap-option="wrap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8080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49cm" svg:height="5.119cm" svg:x="1cm" svg:y="5.812cm">
          <text:p text:style-name="P1"><text:span text:style-name="T1">Your Front End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5cm" svg:height="13.964cm" svg:x="13.64cm" svg:y="1cm">
          <text:p text:style-name="P1"><text:span text:style-name="T1">Cassandra</text:span><text:span text:style-name="T1"><text:line-break/></text:span><text:span text:style-name="T1">Clu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399cm" svg:height="2.776cm" svg:x="1.5cm" svg:y="7.257cm">
          <text:p text:style-name="P2">Your 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597cm" svg:height="2.776cm" svg:x="7.458cm" svg:y="7.257cm">
          <text:p text:style-name="P2">Cassandra<text:line-break/>Proxy Server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845cm" svg:height="2.776cm" svg:x="14.445cm" svg:y="3.2cm">
          <text:p text:style-name="P2">Cassandra<text:line-break/>Node 1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845cm" svg:height="2.776cm" svg:x="14.445cm" svg:y="7.257cm">
          <text:p text:style-name="P2">Cassandra</text:p>
          <text:p text:style-name="P2">Node 2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845cm" svg:height="2.776cm" svg:x="14.445cm" svg:y="11.311cm">
          <text:p text:style-name="P2">Cassandra</text:p>
          <text:p text:style-name="P2">Node 3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5.899cm" svg:y1="8.645cm" svg:x2="7.458cm" svg:y2="8.645cm" draw:start-shape="id1" draw:start-glue-point="1" draw:end-shape="id2" draw:end-glue-point="3" svg:d="M5899 8645h1559" svg:viewBox="0 0 1560 1">
          <text:p/>
        </draw:connector>
        <draw:connector draw:style-name="gr3" draw:text-style-name="P2" draw:layer="layout" draw:line-skew="-0.447cm" svg:x1="12.055cm" svg:y1="8.645cm" svg:x2="14.445cm" svg:y2="4.588cm" draw:start-shape="id2" draw:start-glue-point="1" draw:end-shape="id3" draw:end-glue-point="3" svg:d="M12055 8645h747v-4057h1643" svg:viewBox="0 0 2391 4058">
          <text:p/>
        </draw:connector>
        <draw:connector draw:style-name="gr3" draw:text-style-name="P2" draw:layer="layout" svg:x1="12.055cm" svg:y1="8.645cm" svg:x2="14.445cm" svg:y2="8.645cm" draw:start-shape="id2" draw:start-glue-point="1" draw:end-shape="id4" draw:end-glue-point="3" svg:d="M12055 8645h2390" svg:viewBox="0 0 2391 1">
          <text:p/>
        </draw:connector>
        <draw:connector draw:style-name="gr3" draw:text-style-name="P2" draw:layer="layout" draw:line-skew="-0.447cm" svg:x1="12.055cm" svg:y1="8.645cm" svg:x2="14.445cm" svg:y2="12.699cm" draw:start-shape="id2" draw:start-glue-point="1" draw:end-shape="id5" draw:end-glue-point="3" svg:d="M12055 8645h747v4054h1643" svg:viewBox="0 0 2391 4055">
          <text:p/>
        </draw:connector>
        <draw:connector draw:style-name="gr4" draw:text-style-name="P2" draw:layer="layout" svg:x1="16.867cm" svg:y1="10.033cm" svg:x2="16.867cm" svg:y2="11.311cm" draw:start-shape="id4" draw:start-glue-point="2" draw:end-shape="id5" draw:end-glue-point="0" svg:d="M16867 10033v1278" svg:viewBox="0 0 1 1279">
          <text:p/>
        </draw:connector>
        <draw:connector draw:style-name="gr4" draw:text-style-name="P2" draw:layer="layout" svg:x1="16.867cm" svg:y1="5.976cm" svg:x2="16.867cm" svg:y2="7.257cm" draw:start-shape="id3" draw:start-glue-point="2" draw:end-shape="id4" draw:end-glue-point="0" svg:d="M16867 5976v1281" svg:viewBox="0 0 1 1282">
          <text:p/>
        </draw:connector>
        <draw:connector draw:style-name="gr4" draw:text-style-name="P2" draw:layer="layout" draw:line-skew="0.293cm" svg:x1="19.29cm" svg:y1="4.588cm" svg:x2="19.29cm" svg:y2="12.699cm" draw:start-shape="id3" draw:start-glue-point="1" draw:end-shape="id5" draw:end-glue-point="1" svg:d="M19290 4588h793v8111h-793" svg:viewBox="0 0 794 8112">
          <text:p/>
        </draw:connector>
        <draw:custom-shape draw:style-name="gr5" draw:text-style-name="P2" draw:layer="layout" svg:width="6.791cm" svg:height="2.999cm" svg:x="0.999cm" svg:y="12.145cm">
          <text:p text:style-name="P2">A fast local network connection re-initiated for each client</text:p>
          <draw:enhanced-geometry svg:viewBox="0 0 21600 21600" draw:mirror-horizontal="true" draw:type="line-callout-2" draw:modifiers="4487.27915194346 -23515.2 -3600 4000 -791.872791519435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2" draw:layer="layout" svg:width="7.144cm" svg:height="2.999cm" svg:x="2.352cm" svg:y="1.735cm">
          <text:p text:style-name="P2">Inter-computers permanent connections <text:span text:style-name="T2">(slow, possibly encrypted)</text:span></text:p>
          <draw:enhanced-geometry svg:viewBox="0 0 21600 21600" draw:mirror-horizontal="true" draw:type="line-callout-2" draw:modifiers="-9577.1588523443 20620.8 -3600 4000 -752.750174947516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5-10-14T14:56:45.187318112</meta:creation-date>
    <dc:date>2015-10-14T15:09:01.987534919</dc:date>
    <dc:creator>Alexis Wilke</dc:creator>
    <meta:editing-duration>PT6M10S</meta:editing-duration>
    <meta:editing-cycles>2</meta:editing-cycles>
    <meta:generator>LibreOffice/4.2.8.2$Linux_X86_64 LibreOffice_project/420m0$Build-2</meta:generator>
    <meta:document-statistic meta:object-count="16"/>
  </office:meta>
</office:document-meta>
</file>